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Wingdings" svg:font-family="Wingdings" style:font-pitch="variable" style:font-charset="x-symbol"/>
  </office:font-face-decls>
  <office:automatic-styles>
    <style:style style:name="P1" style:family="paragraph" style:parent-style-name="Contents_20_1">
      <style:paragraph-properties>
        <style:tab-stops>
          <style:tab-stop style:position="16.983cm" style:type="right" style:leader-style="dotted" style:leader-text="."/>
        </style:tab-stops>
      </style:paragraph-properties>
      <style:text-properties officeooo:paragraph-rsid="001ba2ca"/>
    </style:style>
    <style:style style:name="P2" style:family="paragraph" style:parent-style-name="Heading_20_1">
      <style:text-properties officeooo:paragraph-rsid="001ba2ca"/>
    </style:style>
    <style:style style:name="P3" style:family="paragraph" style:parent-style-name="Standard" style:list-style-name="WW8Num2">
      <style:text-properties officeooo:paragraph-rsid="001ba2ca"/>
    </style:style>
    <style:style style:name="P4" style:family="paragraph" style:parent-style-name="Standard">
      <style:text-properties style:font-name="Calibri" fo:font-size="11pt" fo:language="none" fo:country="none" fo:font-weight="bold" officeooo:paragraph-rsid="001ba2ca" style:font-size-asian="11pt" style:language-asian="none" style:country-asian="none" style:font-weight-asian="bold" style:font-name-complex="Calibri" style:font-size-complex="11pt" style:font-weight-complex="bold"/>
    </style:style>
    <style:style style:name="P5" style:family="paragraph" style:parent-style-name="Standard">
      <style:text-properties officeooo:paragraph-rsid="001ba2ca"/>
    </style:style>
    <style:style style:name="P6" style:family="paragraph" style:parent-style-name="Standard">
      <style:text-properties fo:language="en" fo:country="US" officeooo:paragraph-rsid="001ba2ca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language-asian="none" style:country-asian="none"/>
    </style:style>
    <style:style style:name="T3" style:family="text">
      <style:text-properties fo:language="en" fo:country="US" fo:font-weight="bold" style:font-weight-asian="bold"/>
    </style:style>
    <style:style style:name="T4" style:family="text">
      <style:text-properties fo:language="none" fo:country="none" style:language-asian="none" style:country-asian="none"/>
    </style:style>
    <style:style style:name="T5" style:family="text">
      <style:text-properties style:font-name="Calibri" fo:font-size="11pt" fo:language="none" fo:country="none" style:font-size-asian="11pt" style:language-asian="none" style:country-asian="none" style:font-name-complex="Calibri" style:font-size-complex="11pt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Courier New" fo:font-size="10pt" fo:language="en" fo:country="US" style:font-size-asian="10pt" style:font-name-complex="Courier New" style:font-size-complex="10pt"/>
    </style:style>
    <style:style style:name="T9" style:family="text">
      <style:text-properties style:font-name="Courier New" fo:font-size="10pt" style:font-size-asian="10pt" style:font-name-complex="Courier New" style:font-size-complex="10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bookmark-start text:name="__RefHeading___Toc188202935"/>Методические указания по выполнению лабораторных работ по ООП<text:bookmark-end text:name="__RefHeading___Toc188202935"/></text:h>
      <text:table-of-content text:style-name="Sect1" text:name="Оглавление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"><text:a xlink:type="simple" xlink:href="#__RefHeading___Toc188202935" text:style-name="Index_20_Link_20__28_user_29_" text:visited-style-name="Index_20_Link_20__28_user_29_"><text:span text:style-name="T4">Методические указания по выполнению лабораторных работ по ООП<text:tab/>1</text:span></text:a></text:p>
          <text:p text:style-name="P1"><text:a xlink:type="simple" xlink:href="#__RefHeading___Toc188202936" text:style-name="Index_20_Link_20__28_user_29_" text:visited-style-name="Index_20_Link_20__28_user_29_"><text:span text:style-name="T4">Общие требования<text:tab/>1</text:span></text:a></text:p>
          <text:p text:style-name="P1"><text:a xlink:type="simple" xlink:href="#__RefHeading___Toc188202937" text:style-name="Index_20_Link_20__28_user_29_" text:visited-style-name="Index_20_Link_20__28_user_29_"><text:span text:style-name="T4">Лабораторная работа 1. «Кнопки и Формы»<text:tab/>1</text:span></text:a></text:p>
          <text:p text:style-name="P1"><text:a xlink:type="simple" xlink:href="#__RefHeading___Toc188202938" text:style-name="Index_20_Link_20__28_user_29_" text:visited-style-name="Index_20_Link_20__28_user_29_"><text:span text:style-name="T4">Лабораторная работа 2. «Объекты и Классы»<text:tab/>3</text:span></text:a></text:p>
          <text:p text:style-name="P1"><text:a xlink:type="simple" xlink:href="#__RefHeading___Toc188202939" text:style-name="Index_20_Link_20__28_user_29_" text:visited-style-name="Index_20_Link_20__28_user_29_"><text:span text:style-name="T4">Лабораторная работа 3. Часть 1 из 2: «Круги на форме»<text:tab/>4</text:span></text:a></text:p>
          <text:p text:style-name="P1"><text:a xlink:type="simple" xlink:href="#__RefHeading___Toc188202940" text:style-name="Index_20_Link_20__28_user_29_" text:visited-style-name="Index_20_Link_20__28_user_29_"><text:span text:style-name="T4">Лабораторная работа 3. Часть 2 из 2: «</text:span><text:span text:style-name="T2">MVC</text:span><text:span text:style-name="T4">»<text:tab/>6</text:span></text:a></text:p>
          <text:p text:style-name="P1"><text:a xlink:type="simple" xlink:href="#__RefHeading___Toc188202941" text:style-name="Index_20_Link_20__28_user_29_" text:visited-style-name="Index_20_Link_20__28_user_29_"><text:span text:style-name="T4">Лабораторная работа 4. «Визуальный редактор»<text:tab/>7</text:span></text:a></text:p>
          <text:p text:style-name="P1"><text:a xlink:type="simple" xlink:href="#__RefHeading___Toc188202942" text:style-name="Index_20_Link_20__28_user_29_" text:visited-style-name="Index_20_Link_20__28_user_29_"><text:span text:style-name="T4">Лабораторная работа 5. «Жизненный цикл объектов С++ и Виртуальность»<text:tab/>7</text:span></text:a></text:p>
          <text:p text:style-name="P1"><text:a xlink:type="simple" xlink:href="#__RefHeading___Toc188202943" text:style-name="Index_20_Link_20__28_user_29_" text:visited-style-name="Index_20_Link_20__28_user_29_"><text:span text:style-name="T4">Лабораторная работа 6. «Группировка и сохранение»<text:tab/>9</text:span></text:a></text:p>
          <text:p text:style-name="P1"><text:a xlink:type="simple" xlink:href="#__RefHeading___Toc188202944" text:style-name="Index_20_Link_20__28_user_29_" text:visited-style-name="Index_20_Link_20__28_user_29_"><text:span text:style-name="T4">Лабораторная работа 7. «Дерево объектов, подписка»<text:tab/>10</text:span></text:a></text:p>
        </text:index-body>
      </text:table-of-content>
      <text:p text:style-name="P4"/>
      <text:p text:style-name="P5">Данные методические указания предназначены для выполнения лабораторных работ по ООП. Они определяют порядок и содержание выполняемых работ, а также процесс защиты результатов.</text:p>
      <text:h text:style-name="P2" text:outline-level="1"><text:bookmark-start text:name="__RefHeading___Toc188202936"/>Общие требования<text:bookmark-end text:name="__RefHeading___Toc188202936"/></text:h>
      <text:list xml:id="list2630911692" text:style-name="WW8Num2">
        <text:list-item>
          <text:p text:style-name="P3">Программные требования:</text:p>
          <text:list>
            <text:list-item>
              <text:p text:style-name="P3">в каждой лабораторной работе указано, на каком языке программирования она должна разрабатываться</text:p>
            </text:list-item>
            <text:list-item>
              <text:p text:style-name="P3">обязательны комментарии к коду, стиль отступов, именований переменных и функций (любой стиль <text:span text:style-name="T1">PEP</text:span> 7 или аналогичный для соответствующего языка)</text:p>
            </text:list-item>
            <text:list-item>
              <text:p text:style-name="P3">отладочный вывод в консоль (при наличии) в большинстве методов (Л.Р.2,5)</text:p>
            </text:list-item>
          </text:list>
        </text:list-item>
        <text:list-item>
          <text:p text:style-name="P3">Организационные требования:</text:p>
          <text:list>
            <text:list-item>
              <text:p text:style-name="P3">лабораторная работа выполняется на занятиях в университете очно и/или самостоятельно в любое время заочно; после этого на любом из занятий она защищается преподавателю очно в университете.</text:p>
            </text:list-item>
            <text:list-item>
              <text:p text:style-name="P3">лабораторная работа выполняется строго самостоятельно, использование чужих лабораторных работ для сдачи не допускается.</text:p>
            </text:list-item>
            <text:list-item>
              <text:p text:style-name="P3">обязательно <text:span text:style-name="T6">использование системы контроля версий </text:span><text:span text:style-name="T3">git</text:span><text:span text:style-name="T6"> (можно локально, можно на гитхабе)</text:span> начиная со <text:span text:style-name="T6">второй</text:span> лабораторной, при сдаче лабораторной обязательно должна показываться история коммитов разработки.</text:p>
            </text:list-item>
            <text:list-item>
              <text:p text:style-name="P3"><text:a xlink:type="simple" xlink:href="https://www.youtube.com/watch?v=9XKwTKz3IgU" text:style-name="Internet_20_link" text:visited-style-name="Visited_20_Internet_20_Link"><text:span text:style-name="Internet_20_link">https://www.youtube.com/watch?v=9XKwTKz3IgU</text:span></text:a> – лекция для изучения <text:span text:style-name="T1">git</text:span> </text:p>
            </text:list-item>
          </text:list>
        </text:list-item>
      </text:list>
      <text:p text:style-name="P5"/>
      <text:h text:style-name="P2" text:outline-level="1"><text:bookmark-start text:name="__RefHeading___Toc188202938"/>Лабораторная работа 2. «Объекты и Классы»<text:bookmark-end text:name="__RefHeading___Toc188202938"/></text:h>
      <text:p text:style-name="P5">Тип приложения: консольное; язык: <text:span text:style-name="T1">c</text:span>++.</text:p>
      <text:p text:style-name="P5">Определение и реализация тестовых классов, и написание программы, иллюстрирующей их использование (код, делающий нечто, и при этом <text:span text:style-name="T6">обязательный отладочный вывод</text:span> в консоль, для контроля того, какие методы вызываются – особенно важен отладочный вывод во всех конструкторах и деструкторах).</text:p>
      <text:p text:style-name="P5"/>
      <text:p text:style-name="P5">Лабораторная работа может включать несколько программ, не стоит пытаться писать все сразу в одну программу и строго последовательно. Например, сначала стоит написать определение и реализацию простого объекта, создать его статически и динамически, проверить вызов атрибутов и методов. Затем определить конструкторы и деструкторы и проверить их работу. Затем научиться определять классы-наследники. Затем научиться переопределять методы и создавать виртуальные методы (не требуется в этой лабораторной, <text:soft-page-break/>но вдруг?) и проверить их использование, и так далее. Настоятельно <text:span text:style-name="T6">не</text:span> рекомендуется в качестве методов использовать переопределяемые операции (++, &lt;&lt;, &gt;&gt; и т.д.).</text:p>
      <text:p text:style-name="P5">Рекомендуемые объекты для манипуляций: геометрические фигуры (точки, линии, квадраты, круги, эллипсы), математические объекты (вектора, матрицы) и т.д.</text:p>
      <text:p text:style-name="P5"><text:span text:style-name="T6">Не</text:span>рекомендуемые объекты для манипуляций (преподаватель плохо разбирается в этой предметной области, да и надоело): <text:span text:style-name="T1">Warrior</text:span>, <text:span text:style-name="T1">Weapon</text:span>, <text:span text:style-name="T1">HP</text:span>, <text:span text:style-name="T1">Damage</text:span>, и т.д.</text:p>
      <text:p text:style-name="P6"/>
      <text:list text:continue-numbering="true" text:style-name="WW8Num2">
        <text:list-item>
          <text:p text:style-name="P3">Определения</text:p>
          <text:list>
            <text:list-item>
              <text:p text:style-name="P3">классов</text:p>
            </text:list-item>
            <text:list-item>
              <text:p text:style-name="P3">атрибутов, методов</text:p>
            </text:list-item>
            <text:list-item>
              <text:p text:style-name="P3">классов-наследников</text:p>
            </text:list-item>
            <text:list-item>
              <text:p text:style-name="P3">конструкторов (обязательно несколько: без параметров, с параметрами, с параметром-объектом того же класса), деструкторов</text:p>
            </text:list-item>
            <text:list-item>
              <text:p text:style-name="P3">доступности атрибутов и методов (показать, как влияют модификаторы <text:span text:style-name="T1">private</text:span>, <text:span text:style-name="T1">protected</text:span>, <text:span text:style-name="T1">public</text:span>)</text:p>
            </text:list-item>
          </text:list>
        </text:list-item>
        <text:list-item>
          <text:p text:style-name="P3">Реализация</text:p>
          <text:list>
            <text:list-item>
              <text:p text:style-name="P3">методов объектов</text:p>
            </text:list-item>
            <text:list-item>
              <text:p text:style-name="P3">реализация методов сразу в определении или после определения</text:p>
            </text:list-item>
            <text:list-item>
              <text:p text:style-name="P3">конструкторов, деструкторов</text:p>
            </text:list-item>
          </text:list>
        </text:list-item>
        <text:list-item>
          <text:p text:style-name="P3">Создание и использование (обращение к атрибутам, вызов методов)</text:p>
          <text:list>
            <text:list-item>
              <text:p text:style-name="P3">статически создаваемых объектов («<text:span text:style-name="T8">MyClass</text:span><text:span text:style-name="T9"> </text:span><text:span text:style-name="T8">obj</text:span><text:span text:style-name="T9">;</text:span>»)</text:p>
            </text:list-item>
            <text:list-item>
              <text:p text:style-name="P3">динамически создаваемых объектов («<text:span text:style-name="T8">MyClass</text:span><text:span text:style-name="T9"> *</text:span><text:span text:style-name="T8">obj</text:span><text:span text:style-name="T9"> = </text:span><text:span text:style-name="T8">new</text:span><text:span text:style-name="T9"> </text:span><text:span text:style-name="T8">MyClass</text:span><text:span text:style-name="T9">();</text:span>»)</text:p>
            </text:list-item>
            <text:list-item>
              <text:p text:style-name="P3">объектов с помощью различных конструкторов (<text:span text:style-name="T6">у каждого</text:span> создаваемого объекта должны быть: конструктор без параметров, с параметрами, с параметром-объектом того же класса – конструктор копирования)</text:p>
            </text:list-item>
            <text:list-item>
              <text:p text:style-name="P3">инициализация полей класса в списке инициализации конструктора</text:p>
            </text:list-item>
            <text:list-item>
              <text:p text:style-name="P3">объектов классов-наследников (проверить и продемонстрировать, какие конструкторы классов при этом вызываются)</text:p>
            </text:list-item>
            <text:list-item>
              <text:p text:style-name="P3">переопределение методов в потомке (без <text:span text:style-name="T1">virtual</text:span>), вызов в переопределённом методе потомка унаследованного метода предка</text:p>
            </text:list-item>
            <text:list-item>
              <text:p text:style-name="P3">композиция объектов: атрибутом одного объекта класса A является другой объект класса B (не указатель!), инициализируемый в списке инициализации конструктора класса A; показать, когда этот объект класса <text:span text:style-name="T1">B</text:span> удаляется</text:p>
            </text:list-item>
            <text:list-item>
              <text:p text:style-name="P3">композиция объектов: атрибутом одного объекта класса A является указатель на другой объект класса B, создаваемый в конструкторе класса A и уничтожаемый в деструкторе класса A; композируемые классы должны определяться отдельно (не один в другом); при композиции показать, в чем разница, если объект класса А хранит прямо объект класса В или указатель на объект класса В.</text:p>
            </text:list-item>
          </text:list>
        </text:list-item>
        <text:list-item>
          <text:p text:style-name="P3">Присваивание</text:p>
          <text:list>
            <text:list-item>
              <text:p text:style-name="P3">копирование объекта в объект того же самого класса – показать, что после этого происходит при редактировании обоих объектов</text:p>
            </text:list-item>
            <text:list-item>
              <text:p text:style-name="P3">копирование указателя в указатель того же самого класса – показать, что после этого происходит при редактировании обоих объектов</text:p>
            </text:list-item>
            <text:list-item>
              <text:p text:style-name="P3">помещение объектов в переменные различных типов (объяснять, чем отличается <text:span text:style-name="T8">MyBase</text:span><text:span text:style-name="T9"> * </text:span><text:span text:style-name="T8">obj</text:span><text:span text:style-name="T9"> = </text:span><text:span text:style-name="T8">new</text:span><text:span text:style-name="T9"> </text:span><text:span text:style-name="T8">MyBase</text:span><text:span text:style-name="T9">()</text:span> от <text:span text:style-name="T8">MyBase</text:span><text:span text:style-name="T9"> * </text:span><text:span text:style-name="T8">obj</text:span><text:span text:style-name="T9"> = </text:span><text:span text:style-name="T8">new</text:span><text:span text:style-name="T9"> </text:span><text:span text:style-name="T8">MyDeriv</text:span><text:span text:style-name="T9">()</text:span>)</text:p>
            </text:list-item>
          </text:list>
        </text:list-item>
        <text:list-item>
          <text:p text:style-name="P3">Уничтожение</text:p>
          <text:list>
            <text:list-item>
              <text:p text:style-name="P3">статически созданных объектов</text:p>
            </text:list-item>
            <text:list-item>
              <text:p text:style-name="P3">динамически созданных объектов</text:p>
            </text:list-item>
            <text:list-item>
              <text:p text:style-name="P3"><text:soft-page-break/>объектов классов-наследников (проверить и продемонстрировать, какие деструкторы классов при этом вызываются)</text:p>
            </text:list-item>
          </text:list>
        </text:list-item>
      </text:list>
      <text:p text:style-name="P5"/>
      <text:p text:style-name="P5">Лабораторная работа требует уверенного понимания и работы с указателями. Студенты должны четко понимать всё, что происходит при выполнении команды <text:span text:style-name="T8">MyBase</text:span><text:span text:style-name="T9"> * </text:span><text:span text:style-name="T8">obj</text:span><text:span text:style-name="T9"> = </text:span><text:span text:style-name="T8">new</text:span><text:span text:style-name="T9"> </text:span><text:span text:style-name="T8">MyDeriv</text:span><text:span text:style-name="T9">()</text:span> (создается переменная-указатель, создается объект в памяти и возвращается его адрес, этот адрес записывается в созданную переменную-указатель). При работе с композицией объектов в <text:span text:style-name="T1">C</text:span>++ важно понимать, когда и какими конструкторами создаются композируемые объекты. Разберитесь, чем в <text:span text:style-name="T1">C</text:span>++ команда, указанная выше, отличается от команды <text:span text:style-name="T8">MyBase</text:span><text:span text:style-name="T9"> </text:span><text:span text:style-name="T8">obj</text:span><text:span text:style-name="T9"> = </text:span><text:span text:style-name="T8">MyDeriv</text:span><text:span text:style-name="T9">()</text:span> и что со второй командой не так.</text:p>
      <text:p text:style-name="P5"/>
      <text:p text:style-name="P5">В рамках лабораторной работы необходимо написать достаточно примеров, чтобы разобраться и понимать, например, суть того, что будет, если:</text:p>
      <text:list text:continue-numbering="true" text:style-name="WW8Num2">
        <text:list-item>
          <text:p text:style-name="P3">в классе-предке есть конструктор и деструктор, а в классе-потомке нет ни того, ни того; что происходит при создании предка, при создании потомка?</text:p>
        </text:list-item>
        <text:list-item>
          <text:p text:style-name="P3">в классе-предке и в классе потомке есть и конструкторы и деструкторы: в каком порядке они вызываются при создании и удалении объекта?</text:p>
        </text:list-item>
        <text:list-item>
          <text:p text:style-name="P3">в переменную-указатель на базовый класс поместить объект-потомок: какие методы можно вызывать, какие нет?</text:p>
        </text:list-item>
      </text:list>
      <text:p text:style-name="P5"/>
      <text:p text:style-name="P5">При защите лабораторной работы необходимо продемонстрировать понимание процесса создания и уничтожения объектов (какие конструкторы вызываются и в каком порядке), умение добавлять новые свойства и методы к классам.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Contents_20_1" style:display-name="Contents 1" style:family="paragraph" style:parent-style-name="Standard" style:next-style-name="Standard" style:class="index"/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2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1T14:57:58.016952114</meta:creation-date>
    <dc:date>2025-11-01T14:58:53.351111946</dc:date>
    <meta:editing-duration>PT56S</meta:editing-duration>
    <meta:editing-cycles>1</meta:editing-cycles>
    <meta:document-statistic meta:table-count="0" meta:image-count="0" meta:object-count="0" meta:page-count="3" meta:paragraph-count="61" meta:word-count="886" meta:character-count="6544" meta:non-whitespace-character-count="5752"/>
    <meta:generator>LibreOffice/24.2.7.2$Linux_X86_64 LibreOffice_project/420$Build-2</meta:generator>
  </office:meta>
</office:document-meta>
</file>